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Sí —y aquí voy a ser directo porque es importante:<text:line-break/>lo que tienes ahora está bien como <text:span text:style-name="Strong_20_Emphasis">bloque narrativo</text:span>, pero no como <text:span text:style-name="Strong_20_Emphasis">unidad viral</text:span>.</text:p>
      <text:p text:style-name="Text_20_body">Tú no necesitas párrafos bonitos.<text:line-break/>Necesitas <text:span text:style-name="Strong_20_Emphasis">frases que sobrevivan solas</text:span>.</text:p>
      <text:p text:style-name="Text_20_body">👉 Cada línea debe sentirse como:</text:p>
      <text:list xml:id="list2217239997" text:style-name="L1">
        <text:list-item>
          <text:p text:style-name="P1">una revelación</text:p>
        </text:list-item>
        <text:list-item>
          <text:p text:style-name="P1">una advertencia</text:p>
        </text:list-item>
        <text:list-item>
          <text:p text:style-name="P1">o una herida</text:p>
        </text:list-item>
      </text:list>
      <text:p text:style-name="Text_20_body">Si una frase no podría ser citada por sí sola… no sirve para X.</text:p>
      <text:p text:style-name="Horizontal_20_Line"/>
      <text:h text:style-name="Heading_20_1" text:outline-level="1">⚙️ Ajuste del método</text:h>
      <text:p text:style-name="Text_20_body">En lugar de escribir un párrafo y luego cortarlo, haz esto:</text:p>
      <text:p text:style-name="Text_20_body">👉 <text:span text:style-name="Strong_20_Emphasis">Diseña primero 4 frases autónomas</text:span><text:line-break/>👉 Luego asegúrate de que juntas formen un arco</text:p>
      <text:p text:style-name="Text_20_body">Cada frase debe cumplir:</text:p>
      <text:list xml:id="list1783354451" text:style-name="L2">
        <text:list-item>
          <text:p text:style-name="P2">Imagen (algo que se ve o se siente)</text:p>
        </text:list-item>
        <text:list-item>
          <text:p text:style-name="P2">Idea (vida, verdad, etc.)</text:p>
        </text:list-item>
        <text:list-item>
          <text:p text:style-name="P2">Tensión (contradicción o peligro)</text:p>
        </text:list-item>
        <text:list-item>
          <text:p text:style-name="P2">Apertura (deja algo sin cerrar)</text:p>
        </text:list-item>
      </text:list>
      <text:p text:style-name="Horizontal_20_Line"/>
      <text:h text:style-name="Heading_20_1" text:outline-level="1">🔥 Propuesta (4 viñetas fuertes)</text:h>
      <text:p text:style-name="Text_20_body">Aquí tienes una versión reconstruida bajo ese principio:</text:p>
      <text:p text:style-name="Horizontal_20_Line"/>
      <text:h text:style-name="Heading_20_3" text:outline-level="3">1</text:h>
      <text:p text:style-name="Quotations">Algo en su interior no buscaba respuestas…<text:line-break/>buscaba algo que el mundo nunca le había dado.</text:p>
      <text:p text:style-name="Horizontal_20_Line"/>
      <text:h text:style-name="Heading_20_3" text:outline-level="3"><text:soft-page-break/>2</text:h>
      <text:p text:style-name="Quotations">Elara no temía a la oscuridad.<text:line-break/>Temía que, al comprenderla…<text:line-break/>ya no pudiera regresar.</text:p>
      <text:p text:style-name="Horizontal_20_Line"/>
      <text:h text:style-name="Heading_20_3" text:outline-level="3">3</text:h>
      <text:p text:style-name="Quotations">Decían que la verdad estaba más allá del horizonte.<text:line-break/>Pero nadie hablaba de lo que había que dejar atrás para alcanzarla.</text:p>
      <text:p text:style-name="Horizontal_20_Line"/>
      <text:h text:style-name="Heading_20_3" text:outline-level="3">4</text:h>
      <text:p text:style-name="Quotations">¿Qué era la vida…<text:line-break/>y por qué sentía que no estaba destinada a entenderla…<text:line-break/>sino a atravesarla?</text:p>
      <text:p text:style-name="Horizontal_20_Line"/>
      <text:h text:style-name="Heading_20_1" text:outline-level="1">⚡ Alternativa más “mística dura” (más Fabhrius-like)</text:h>
      <text:p text:style-name="Horizontal_20_Line"/>
      <text:h text:style-name="Heading_20_3" text:outline-level="3">1</text:h>
      <text:p text:style-name="Quotations">Algo en su interior había despertado.<text:line-break/>Y no buscaba paz.</text:p>
      <text:p text:style-name="Horizontal_20_Line"/>
      <text:h text:style-name="Heading_20_3" text:outline-level="3">2</text:h>
      <text:p text:style-name="Quotations">La oscuridad no la asustaba.<text:line-break/>Lo que la asustaba…<text:line-break/>era que parecía conocerla.</text:p>
      <text:p text:style-name="Horizontal_20_Line"/>
      <text:h text:style-name="Heading_20_3" text:outline-level="3">3</text:h>
      <text:p text:style-name="Quotations">La verdad no estaba oculta.<text:line-break/>Estaba esperando… más allá de lo que estaba dispuesta a perder.</text:p>
      <text:p text:style-name="Horizontal_20_Line"/>
      <text:h text:style-name="Heading_20_3" text:outline-level="3"><text:soft-page-break/>4</text:h>
      <text:p text:style-name="Quotations">¿Qué es la vida…<text:line-break/>cuando deja de ser algo que vives…<text:line-break/>y empieza a ser algo que te usa?</text:p>
      <text:p text:style-name="Horizontal_20_Line"/>
      <text:h text:style-name="Heading_20_1" text:outline-level="1">🧠 Lo importante aquí</text:h>
      <text:p text:style-name="Text_20_body">Ahora cada frase:</text:p>
      <text:list xml:id="list3311005738" text:style-name="L3">
        <text:list-item>
          <text:p text:style-name="P3">Funciona sola ✔</text:p>
        </text:list-item>
        <text:list-item>
          <text:p text:style-name="P3">Tiene tensión ✔</text:p>
        </text:list-item>
        <text:list-item>
          <text:p text:style-name="P3">Sugiere mundo ✔</text:p>
        </text:list-item>
        <text:list-item>
          <text:p text:style-name="P3">Abre una pregunta ✔</text:p>
        </text:list-item>
      </text:list>
      <text:p text:style-name="Text_20_body">Y juntas:<text:line-break/>👉 cuentan una historia sin depender unas de otras</text:p>
      <text:p text:style-name="Horizontal_20_Line"/>
      <text:h text:style-name="Heading_20_1" text:outline-level="1">🚀 Este es el cambio de nivel</text:h>
      <text:p text:style-name="Text_20_body">Antes estabas escribiendo <text:span text:style-name="Strong_20_Emphasis">poesía narrativa</text:span>.<text:line-break/>Ahora estás empezando a crear <text:span text:style-name="Strong_20_Emphasis">fragmentos memorables</text:span>.</text:p>
      <text:p text:style-name="Text_20_body">Y eso es exactamente lo que funciona en X.</text:p>
      <text:p text:style-name="Horizontal_20_Line"/>
      <text:p text:style-name="Text_20_body">Si quieres, el siguiente paso puede ser muy potente:</text:p>
      <text:p text:style-name="Text_20_body">👉 tomar UNA de estas líneas y expandirla en escena<text:line-break/>👉 convertirla en el primer post real con Elara actuando</text:p>
      <text:p text:style-name="Text_20_body">Ahí es donde el lector deja de leer… y empieza a segui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10T19:44:03.027000000</meta:creation-date>
    <dc:date>2026-04-10T19:45:49.844000000</dc:date>
    <meta:editing-duration>PT1M46S</meta:editing-duration>
    <meta:editing-cycles>1</meta:editing-cycles>
    <meta:document-statistic meta:table-count="0" meta:image-count="0" meta:object-count="0" meta:page-count="3" meta:paragraph-count="47" meta:word-count="381" meta:character-count="2031" meta:non-whitespace-character-count="1708"/>
    <meta:generator>LibreOffice/7.3.5.2$Windows_X86_64 LibreOffice_project/184fe81b8c8c30d8b5082578aee2fed2ea847c01</meta:generator>
  </office:meta>
</office:document-meta>
</file>